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fb71" officeooo:paragraph-rsid="0006fb71"/>
    </style:style>
    <style:style style:name="P2" style:family="paragraph" style:parent-style-name="Standard">
      <style:text-properties fo:font-size="22pt" officeooo:paragraph-rsid="0006fb71" style:font-size-asian="10.5pt"/>
    </style:style>
    <style:style style:name="P3" style:family="paragraph" style:parent-style-name="Standard">
      <style:text-properties fo:font-size="22pt" officeooo:rsid="00077d04" officeooo:paragraph-rsid="00077d04" style:font-size-asian="10.5pt"/>
    </style:style>
    <style:style style:name="P4" style:family="paragraph" style:parent-style-name="Standard">
      <style:text-properties fo:font-size="22pt" officeooo:paragraph-rsid="00077d04" style:font-size-asian="10.5pt"/>
    </style:style>
    <style:style style:name="P5" style:family="paragraph" style:parent-style-name="Standard">
      <style:text-properties fo:font-size="22pt" officeooo:rsid="00090c0c" officeooo:paragraph-rsid="00090c0c" style:font-size-asian="10.5pt"/>
    </style:style>
    <style:style style:name="P6" style:family="paragraph" style:parent-style-name="Standard">
      <style:text-properties fo:font-size="22pt" officeooo:rsid="00090c0c" officeooo:paragraph-rsid="0009672e" style:font-size-asian="10.5pt"/>
    </style:style>
    <style:style style:name="P7" style:family="paragraph" style:parent-style-name="Standard">
      <style:text-properties fo:font-size="22pt" officeooo:rsid="0009672e" officeooo:paragraph-rsid="0009672e" style:font-size-asian="10.5pt"/>
    </style:style>
    <style:style style:name="P8" style:family="paragraph" style:parent-style-name="Standard">
      <style:text-properties fo:font-size="22pt" officeooo:rsid="000ad2e4" officeooo:paragraph-rsid="000ad2e4" style:font-size-asian="10.5pt"/>
    </style:style>
    <style:style style:name="P9" style:family="paragraph" style:parent-style-name="Standard">
      <style:text-properties fo:font-size="22pt" officeooo:rsid="000ae872" officeooo:paragraph-rsid="000ae872" style:font-size-asian="10.5pt"/>
    </style:style>
    <style:style style:name="P10" style:family="paragraph" style:parent-style-name="Standard">
      <style:paragraph-properties fo:break-before="page"/>
      <style:text-properties fo:font-size="22pt" officeooo:rsid="00077d04" officeooo:paragraph-rsid="00077d04" style:font-size-asian="10.5pt"/>
    </style:style>
    <style:style style:name="P11" style:family="paragraph" style:parent-style-name="Standard">
      <style:paragraph-properties fo:break-before="page"/>
      <style:text-properties fo:font-size="22pt" officeooo:rsid="00090c0c" officeooo:paragraph-rsid="00090c0c" style:font-size-asian="10.5pt"/>
    </style:style>
    <style:style style:name="P12" style:family="paragraph" style:parent-style-name="Standard">
      <style:paragraph-properties fo:break-before="page"/>
      <style:text-properties fo:font-size="22pt" officeooo:rsid="0009672e" officeooo:paragraph-rsid="0009672e" style:font-size-asian="10.5pt"/>
    </style:style>
    <style:style style:name="P13" style:family="paragraph" style:parent-style-name="Standard">
      <style:paragraph-properties fo:break-before="page"/>
      <style:text-properties fo:font-size="22pt" officeooo:rsid="000ad2e4" officeooo:paragraph-rsid="000ad2e4" style:font-size-asian="10.5pt"/>
    </style:style>
    <style:style style:name="P14" style:family="paragraph" style:parent-style-name="Standard">
      <style:paragraph-properties fo:break-before="page"/>
      <style:text-properties fo:font-size="22pt" officeooo:rsid="000ae872" officeooo:paragraph-rsid="000ae872" style:font-size-asian="10.5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1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7d04"/>
    </style:style>
    <style:style style:name="T2" style:family="text">
      <style:text-properties officeooo:rsid="0009672e"/>
    </style:style>
    <style:style style:name="T3" style:family="text">
      <style:text-properties officeooo:rsid="000ba05b"/>
    </style:style>
    <style:style style:name="T4" style:family="text">
      <style:text-properties style:use-window-font-color="true" style:text-outline="false" style:text-line-through-style="none" style:text-line-through-type="none" style:font-name="Nimbus Sans L1" fo:font-size="2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sub 58%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7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7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7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8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8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8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8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8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8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8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8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8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8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9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9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9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9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9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9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9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9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9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9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10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4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10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10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10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10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10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10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10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10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10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11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11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11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11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11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11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11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11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11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11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12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12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12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12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 style:list-style-name="L12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 style:list-style-name="L12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 style:list-style-name="L12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 style:list-style-name="L12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 style:list-style-name="L12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 style:list-style-name="L12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 style:list-style-name="L13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 style:list-style-name="L13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 style:list-style-name="L13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 style:list-style-name="L13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 style:list-style-name="L13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 style:list-style-name="L13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 style:list-style-name="L13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 style:list-style-name="L13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 style:list-style-name="L13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 style:list-style-name="L13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 style:list-style-name="L14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 style:list-style-name="L14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 style:list-style-name="L14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 style:list-style-name="L14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 style:list-style-name="L14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 style:list-style-name="L14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 style:list-style-name="L14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 style:list-style-name="L14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 style:list-style-name="L14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 style:list-style-name="L14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 style:list-style-name="L15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 style:list-style-name="L15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 style:list-style-name="L15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 style:list-style-name="L15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 style:list-style-name="L15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 style:list-style-name="L15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 style:list-style-name="L15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 style:list-style-name="L15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 style:list-style-name="L15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 style:list-style-name="L15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 style:list-style-name="L16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 style:list-style-name="L16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 style:list-style-name="L16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 style:list-style-name="L16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 style:list-style-name="L16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 style:list-style-name="L16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 style:list-style-name="L16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 style:list-style-name="L16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 style:list-style-name="L16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 style:list-style-name="L16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 style:list-style-name="L17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 style:list-style-name="L17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 style:list-style-name="L17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 style:list-style-name="L17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 style:list-style-name="L17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 style:list-style-name="L17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 style:list-style-name="L17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 style:list-style-name="L17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 style:list-style-name="L17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 style:list-style-name="L17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 style:list-style-name="L18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7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 style:list-style-name="L18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 style:list-style-name="L18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 style:list-style-name="L18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 style:list-style-name="L18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 style:list-style-name="L18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 style:list-style-name="L18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 style:list-style-name="L18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 style:list-style-name="L18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 style:list-style-name="L18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 style:list-style-name="L19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 style:list-style-name="L19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 style:list-style-name="L19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 style:list-style-name="L19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 style:list-style-name="L19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 style:list-style-name="L19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 style:list-style-name="L19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 style:list-style-name="L19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 style:list-style-name="L19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 style:list-style-name="L19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 style:list-style-name="L20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 style:list-style-name="L20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 style:list-style-name="L20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 style:list-style-name="L20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 style:list-style-name="L20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 style:list-style-name="L20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 style:list-style-name="L20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 style:list-style-name="L20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 style:list-style-name="L20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 style:list-style-name="L20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 style:list-style-name="L21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 style:list-style-name="L21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 style:list-style-name="L21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 style:list-style-name="L21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 style:list-style-name="L21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 style:list-style-name="L21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 style:list-style-name="L21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 style:list-style-name="L21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 style:list-style-name="L21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 style:list-style-name="L21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 style:list-style-name="L22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 style:list-style-name="L22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 style:list-style-name="L22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 style:list-style-name="L22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 style:list-style-name="L22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 style:list-style-name="L22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 style:list-style-name="L22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 style:list-style-name="L22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 style:list-style-name="L22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 style:list-style-name="L22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 style:list-style-name="L23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 style:list-style-name="L23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 style:list-style-name="L23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 style:list-style-name="L23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 style:list-style-name="L23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 style:list-style-name="L23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 style:list-style-name="L23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 style:list-style-name="L23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 style:list-style-name="L23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 style:list-style-name="L23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 style:list-style-name="L24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 style:list-style-name="L24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 style:list-style-name="L24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 style:list-style-name="L24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 style:list-style-name="L24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 style:list-style-name="L24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 style:list-style-name="L24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 style:list-style-name="L24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 style:list-style-name="L24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 style:list-style-name="L24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 style:list-style-name="L25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 style:list-style-name="L25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 style:list-style-name="L25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 style:list-style-name="L25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 style:list-style-name="L25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 style:list-style-name="L25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 style:list-style-name="L25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 style:list-style-name="L25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 style:list-style-name="L25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 style:list-style-name="L25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 style:list-style-name="L26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 style:list-style-name="L26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 style:list-style-name="L26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 style:list-style-name="L26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 style:list-style-name="L26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0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 style:list-style-name="L26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 style:list-style-name="L26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 style:list-style-name="L26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 style:list-style-name="L26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 style:list-style-name="L26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 style:list-style-name="L27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 style:list-style-name="L27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 style:list-style-name="L27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 style:list-style-name="L27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 style:list-style-name="L27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 style:list-style-name="L27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 style:list-style-name="L27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 style:list-style-name="L27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 style:list-style-name="L27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 style:list-style-name="L27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 style:list-style-name="L28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 style:list-style-name="L28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 style:list-style-name="L28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 style:list-style-name="L28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 style:list-style-name="L28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 style:list-style-name="L28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 style:list-style-name="L28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 style:list-style-name="L28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 style:list-style-name="L28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 style:list-style-name="L28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 style:list-style-name="L29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 style:list-style-name="L29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 style:list-style-name="L29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 style:list-style-name="L29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 style:list-style-name="L29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 style:list-style-name="L29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 style:list-style-name="L29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5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 style:list-style-name="L29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 style:list-style-name="L29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 style:list-style-name="L29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 style:list-style-name="L300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 style:list-style-name="L30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 style:list-style-name="L30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 style:list-style-name="L30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 style:list-style-name="L30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 style:list-style-name="L30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 style:list-style-name="L30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 style:list-style-name="L30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 style:list-style-name="L308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 style:list-style-name="L309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 style:list-style-name="L31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 style:list-style-name="L31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 style:list-style-name="L31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 style:list-style-name="L31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 style:list-style-name="L31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 style:list-style-name="L315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 style:list-style-name="L316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 style:list-style-name="L317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15" svg:width="4.1cm" svg:height="3.901cm" draw:transform="rotate (1.5707963267949) translate (6.59870833333333cm 10.6009722222222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15" svg:x1="4.2cm" svg:y1="7.802cm" svg:x2="6.6cm" svg:y2="7.802cm"><text:p/></draw:line><draw:line draw:style-name="gr4" draw:text-style-name="P15" svg:x1="2.5cm" svg:y1="9.402cm" svg:x2="6.6cm" svg:y2="9.402cm"><text:p/></draw:line><draw:line draw:style-name="gr5" draw:text-style-name="P15" svg:x1="10.5cm" svg:y1="8.502cm" svg:x2="14.6cm" svg:y2="8.502cm"><text:p/></draw:line><draw:line draw:style-name="gr6" draw:text-style-name="P15" svg:x1="11.6cm" svg:y1="8.502cm" svg:x2="11.6cm" svg:y2="4.602cm"><text:p/></draw:line><draw:frame draw:style-name="gr7" draw:text-style-name="P17" svg:width="2.102cm" svg:height="1.551cm" svg:x="6.8cm" svg:y="7.052cm"><draw:text-box><text:p text:style-name="P16"><text:span text:style-name="T4">-</text:span></text:p></draw:text-box></draw:frame><draw:frame draw:style-name="gr8" draw:text-style-name="P17" svg:width="2.102cm" svg:height="1.551cm" svg:x="6.8cm" svg:y="8.502cm"><draw:text-box><text:p text:style-name="P16"><text:span text:style-name="T4">+</text:span></text:p></draw:text-box></draw:frame><draw:frame draw:style-name="gr9" draw:text-style-name="P18" svg:width="2.301cm" svg:height="1.952cm" svg:x="0cm" svg:y="7.102cm"><draw:text-box><text:p text:style-name="P16"><text:span text:style-name="T5">V</text:span><text:span text:style-name="T6">in</text:span><text:span text:style-name="T5"> </text:span></text:p></draw:text-box></draw:frame><draw:frame draw:style-name="gr10" draw:text-style-name="P18" svg:width="2.299cm" svg:height="1.952cm" svg:x="14.801cm" svg:y="7.652cm"><draw:text-box><text:p text:style-name="P16"><text:span text:style-name="T5">V</text:span><text:span text:style-name="T6">out</text:span><text:span text:style-name="T5"> </text:span></text:p></draw:text-box></draw:frame><draw:line draw:style-name="gr11" draw:text-style-name="P15" svg:x1="6.9cm" svg:y1="4.603cm" svg:x2="4.906cm" svg:y2="4.556cm"><text:p/></draw:line><draw:line draw:style-name="gr12" draw:text-style-name="P15" svg:x1="4.9cm" svg:y1="7.802cm" svg:x2="4.9cm" svg:y2="4.602cm"><text:p/></draw:line><draw:line draw:style-name="gr13" draw:text-style-name="P15" svg:x1="11.694cm" svg:y1="4.603cm" svg:x2="9.1cm" svg:y2="4.556cm"><text:p/></draw:line><draw:custom-shape draw:style-name="gr14" draw:text-style-name="P15" svg:width="2.301cm" svg:height="1.001cm" svg:x="6.9cm" svg:y="4.101cm"><text:p/><draw:enhanced-geometry svg:viewBox="0 0 21600 21600" draw:type="rectangle" draw:enhanced-path="M 0 0 L 21600 0 21600 21600 0 21600 0 0 Z N"/></draw:custom-shape><draw:frame draw:style-name="gr15" draw:text-style-name="P18" svg:width="2.301cm" svg:height="1.952cm" svg:x="7.1cm" svg:y="2.801cm"><draw:text-box><text:p text:style-name="P16"><text:span text:style-name="T5">R</text:span><text:span text:style-name="T6">2</text:span><text:span text:style-name="T5"> </text:span></text:p></draw:text-box></draw:frame><draw:frame draw:style-name="gr16" draw:text-style-name="P18" svg:width="2.299cm" svg:height="1.952cm" svg:x="2.101cm" svg:y="6.052cm"><draw:text-box><text:p text:style-name="P16"><text:span text:style-name="T5">R</text:span><text:span text:style-name="T6">1</text:span><text:span text:style-name="T5"> </text:span></text:p></draw:text-box></draw:frame><draw:custom-shape draw:style-name="gr17" draw:text-style-name="P15" svg:width="2.301cm" svg:height="1.001cm" svg:x="1.9cm" svg:y="7.303cm"><text:p/><draw:enhanced-geometry svg:viewBox="0 0 21600 21600" draw:type="rectangle" draw:enhanced-path="M 0 0 L 21600 0 21600 21600 0 21600 0 0 Z N"/></draw:custom-shape><draw:line draw:style-name="gr18" draw:text-style-name="P15" svg:x1="1cm" svg:y1="7.802cm" svg:x2="1.9cm" svg:y2="7.802cm"><text:p/></draw:line><draw:line draw:style-name="gr19" draw:text-style-name="P15" svg:x1="2.5cm" svg:y1="9.402cm" svg:x2="2.5cm" svg:y2="12.002cm"><text:p/></draw:line><draw:line draw:style-name="gr20" draw:text-style-name="P15" svg:x1="1.8cm" svg:y1="12.002cm" svg:x2="3.4cm" svg:y2="12.002cm"><text:p/></draw:line><draw:line draw:style-name="gr21" draw:text-style-name="P15" svg:x1="2.1cm" svg:y1="12.303cm" svg:x2="3.1cm" svg:y2="12.303cm"><text:p/></draw:line><draw:line draw:style-name="gr22" draw:text-style-name="P15" svg:x1="2.3cm" svg:y1="12.602cm" svg:x2="3cm" svg:y2="12.602cm"><text:p/></draw:line><draw:frame draw:style-name="gr23" draw:text-style-name="P18" svg:width="2.301cm" svg:height="1.952cm" svg:x="1.101cm" svg:y="5.101cm"><draw:text-box><text:p text:style-name="P16"><text:span text:style-name="T5">I</text:span><text:span text:style-name="T6">1</text:span><text:span text:style-name="T5"> </text:span></text:p></draw:text-box></draw:frame><draw:line draw:style-name="gr24" draw:text-style-name="P15" svg:x1="0.3cm" svg:y1="4.803cm" svg:x2="3.4cm" svg:y2="4.803cm"><text:p/></draw:line><draw:frame draw:style-name="gr25" draw:text-style-name="P18" svg:width="7.901cm" svg:height="2.652cm" svg:x="0.199cm" svg:y="0.002cm"><draw:text-box><text:p text:style-name="P16"><text:span text:style-name="T5">Tehtävä 1.</text:span></text:p><text:p text:style-name="P16"><text:span text:style-name="T5"/></text:p><text:p text:style-name="P16"><text:span text:style-name="T5">a)</text:span></text:p></draw:text-box></draw:frame><draw:frame draw:style-name="gr26" draw:text-style-name="P18" svg:width="2.299cm" svg:height="1.952cm" svg:x="9.601cm" svg:y="2.902cm"><draw:text-box><text:p text:style-name="P16"><text:span text:style-name="T5">I</text:span><text:span text:style-name="T6">2</text:span><text:span text:style-name="T5"> </text:span></text:p></draw:text-box></draw:frame><draw:line draw:style-name="gr27" draw:text-style-name="P15" svg:x1="11.2cm" svg:y1="2.703cm" svg:x2="8.1cm" svg:y2="2.703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Vahvistuksen kaava:</text:p>
      <text:p text:style-name="Standard"/>
      <text:p text:style-name="P2"><draw:frame draw:style-name="fr1" draw:name="Objekti1" text:anchor-type="as-char" svg:y="-0.72cm" svg:width="4.512cm" svg:height="2.739cm" draw:z-index="1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draw:frame draw:style-name="fr1" draw:name="Objekti2" text:anchor-type="as-char" svg:y="-0.721cm" svg:width="4.86cm" svg:height="2.738cm" draw:z-index="2"><draw:object xlink:href="./Object 2" xlink:type="simple" xlink:show="embed" xlink:actuate="onLoad"/><draw:image xlink:href="./ObjectReplacements/Object 2" xlink:type="simple" xlink:show="embed" xlink:actuate="onLoad"/><svg:desc>kaava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g text:anchor-type="paragraph" draw:z-index="4" draw:style-name="gr1"><draw:custom-shape draw:style-name="gr28" draw:text-style-name="P15" svg:width="4.102cm" svg:height="3.901cm" draw:transform="rotate (1.5707963267949) translate (6.79802777777778cm 4.10104166666667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29" draw:text-style-name="P15" svg:x1="1.7cm" svg:y1="1.299cm" svg:x2="6.8cm" svg:y2="1.3cm"><text:p/></draw:line><draw:line draw:style-name="gr30" draw:text-style-name="P15" svg:x1="5.3cm" svg:y1="2.899cm" svg:x2="6.8cm" svg:y2="2.9cm"><text:p/></draw:line><draw:line draw:style-name="gr31" draw:text-style-name="P15" svg:x1="10.7cm" svg:y1="2cm" svg:x2="14.8cm" svg:y2="2cm"><text:p/></draw:line><draw:line draw:style-name="gr32" draw:text-style-name="P15" svg:x1="12.7cm" svg:y1="6.399cm" svg:x2="12.7cm" svg:y2="5.199cm"><text:p/></draw:line><draw:frame draw:style-name="gr33" draw:text-style-name="P17" svg:width="2.1cm" svg:height="1.551cm" svg:x="7.001cm" svg:y="0.55cm"><draw:text-box><text:p text:style-name="P16"><text:span text:style-name="T4">+</text:span></text:p></draw:text-box></draw:frame><draw:frame draw:style-name="gr34" draw:text-style-name="P17" svg:width="2.1cm" svg:height="1.551cm" svg:x="7.001cm" svg:y="2cm"><draw:text-box><text:p text:style-name="P16"><text:span text:style-name="T4">-</text:span></text:p></draw:text-box></draw:frame><draw:frame draw:style-name="gr35" draw:text-style-name="P18" svg:width="2.301cm" svg:height="1.952cm" svg:x="0cm" svg:y="0.049cm"><draw:text-box><text:p text:style-name="P16"><text:span text:style-name="T5">V</text:span><text:span text:style-name="T6">in</text:span><text:span text:style-name="T5"> </text:span></text:p></draw:text-box></draw:frame><draw:frame draw:style-name="gr36" draw:text-style-name="P18" svg:width="2.301cm" svg:height="1.952cm" svg:x="15cm" svg:y="1.15cm"><draw:text-box><text:p text:style-name="P16"><text:span text:style-name="T5">V</text:span><text:span text:style-name="T6">out</text:span><text:span text:style-name="T5"> </text:span></text:p></draw:text-box></draw:frame><draw:line draw:style-name="gr37" draw:text-style-name="P15" svg:x1="5.3cm" svg:y1="5.799cm" svg:x2="5.3cm" svg:y2="2.899cm"><text:p/></draw:line><draw:line draw:style-name="gr38" draw:text-style-name="P15" svg:x1="12.7cm" svg:y1="5.899cm" svg:x2="5.3cm" svg:y2="5.799cm"><text:p/></draw:line><draw:custom-shape draw:style-name="gr39" draw:text-style-name="P15" svg:width="2.301cm" svg:height="0.999cm" draw:transform="rotate (1.5707963267949) translate (12.2008194444444cm 8.6995cm)"><text:p/><draw:enhanced-geometry svg:viewBox="0 0 21600 21600" draw:type="rectangle" draw:enhanced-path="M 0 0 L 21600 0 21600 21600 0 21600 0 0 Z N"/></draw:custom-shape><draw:line draw:style-name="gr40" draw:text-style-name="P15" svg:x1="12.8cm" svg:y1="8.699cm" svg:x2="12.8cm" svg:y2="11.299cm"><text:p/></draw:line><draw:line draw:style-name="gr41" draw:text-style-name="P15" svg:x1="12.1cm" svg:y1="11.299cm" svg:x2="13.7cm" svg:y2="11.299cm"><text:p/></draw:line><draw:line draw:style-name="gr42" draw:text-style-name="P15" svg:x1="12.4cm" svg:y1="11.599cm" svg:x2="13.4cm" svg:y2="11.599cm"><text:p/></draw:line><draw:line draw:style-name="gr43" draw:text-style-name="P15" svg:x1="12.6cm" svg:y1="11.899cm" svg:x2="13.3cm" svg:y2="11.899cm"><text:p/></draw:line><draw:custom-shape draw:style-name="gr44" draw:text-style-name="P15" svg:width="2.301cm" svg:height="1.001cm" draw:transform="rotate (1.5707963267949) translate (12.1708333333333cm 5.26344444444444cm)"><text:p/><draw:enhanced-geometry svg:viewBox="0 0 21600 21600" draw:type="rectangle" draw:enhanced-path="M 0 0 L 21600 0 21600 21600 0 21600 0 0 Z N"/></draw:custom-shape><draw:line draw:style-name="gr45" draw:text-style-name="P15" svg:x1="12.6cm" svg:y1="1.999cm" svg:x2="12.6cm" svg:y2="2.999cm"><text:p/></draw:line><draw:frame draw:style-name="gr46" draw:text-style-name="P18" svg:width="2.299cm" svg:height="1.751cm" svg:x="13.501cm" svg:y="3.2cm"><draw:text-box><text:p text:style-name="P16"><text:span text:style-name="T5">R</text:span><text:span text:style-name="T6">2</text:span><text:span text:style-name="T5"> </text:span></text:p></draw:text-box></draw:frame><draw:frame draw:style-name="gr47" draw:text-style-name="P18" svg:width="2.299cm" svg:height="1.751cm" svg:x="13.501cm" svg:y="6.899cm"><draw:text-box><text:p text:style-name="P16"><text:span text:style-name="T5">R</text:span><text:span text:style-name="T6">1</text:span><text:span text:style-name="T5"> 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Objekti3" text:anchor-type="as-char" svg:y="-0.721cm" svg:width="6.274cm" svg:height="2.863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><text:soft-page-break/></text:p>
      <text:p text:style-name="P4"><text:span text:style-name="T1">c)</text:span></text:p>
      <text:p text:style-name="P4"/>
      <text:p text:style-name="P4"><draw:g text:anchor-type="paragraph" draw:z-index="5" draw:style-name="gr1"><draw:custom-shape draw:style-name="gr48" draw:text-style-name="P15" svg:width="4.102cm" svg:height="3.901cm" draw:transform="rotate (1.5707963267949) translate (5.79790277777778cm 4.10104166666667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49" draw:text-style-name="P15" svg:x1="0.7cm" svg:y1="1.299cm" svg:x2="5.8cm" svg:y2="1.3cm"><text:p/></draw:line><draw:line draw:style-name="gr50" draw:text-style-name="P15" svg:x1="4.3cm" svg:y1="2.897cm" svg:x2="5.8cm" svg:y2="2.9cm"><text:p/></draw:line><draw:line draw:style-name="gr51" draw:text-style-name="P15" svg:x1="9.7cm" svg:y1="2cm" svg:x2="13.8cm" svg:y2="2cm"><text:p/></draw:line><draw:frame draw:style-name="gr52" draw:text-style-name="P17" svg:width="2.1cm" svg:height="1.551cm" svg:x="6.001cm" svg:y="0.55cm"><draw:text-box><text:p text:style-name="P16"><text:span text:style-name="T4">+</text:span></text:p></draw:text-box></draw:frame><draw:frame draw:style-name="gr53" draw:text-style-name="P17" svg:width="2.1cm" svg:height="1.551cm" svg:x="6.001cm" svg:y="2cm"><draw:text-box><text:p text:style-name="P16"><text:span text:style-name="T4">-</text:span></text:p></draw:text-box></draw:frame><draw:frame draw:style-name="gr54" draw:text-style-name="P18" svg:width="2.301cm" svg:height="1.952cm" svg:x="-1cm" svg:y="0.049cm"><draw:text-box><text:p text:style-name="P16"><text:span text:style-name="T5">V</text:span><text:span text:style-name="T6">in</text:span><text:span text:style-name="T5"> </text:span></text:p></draw:text-box></draw:frame><draw:frame draw:style-name="gr55" draw:text-style-name="P18" svg:width="2.301cm" svg:height="1.952cm" svg:x="14cm" svg:y="1.15cm"><draw:text-box><text:p text:style-name="P16"><text:span text:style-name="T5">V</text:span><text:span text:style-name="T6">out</text:span><text:span text:style-name="T5"> </text:span></text:p></draw:text-box></draw:frame><draw:line draw:style-name="gr56" draw:text-style-name="P15" svg:x1="4.3cm" svg:y1="5.799cm" svg:x2="4.3cm" svg:y2="2.899cm"><text:p/></draw:line><draw:line draw:style-name="gr57" draw:text-style-name="P15" svg:x1="11.7cm" svg:y1="5.899cm" svg:x2="4.3cm" svg:y2="5.799cm"><text:p/></draw:line><draw:line draw:style-name="gr58" draw:text-style-name="P15" svg:x1="11.6cm" svg:y1="1.999cm" svg:x2="11.7cm" svg:y2="5.897cm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Objekti4" text:anchor-type="as-char" svg:y="-0.392cm" svg:width="5.846cm" svg:height="2.715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10">Tehtävä 2.</text:p>
      <text:p text:style-name="P3"/>
      <text:p text:style-name="P3">a)</text:p>
      <text:p text:style-name="P3"/>
      <text:p text:style-name="P3"><draw:g text:anchor-type="paragraph" draw:z-index="8" draw:style-name="gr1"><draw:custom-shape draw:style-name="gr59" draw:text-style-name="P15" svg:width="4.102cm" svg:height="3.901cm" draw:transform="rotate (1.5707963267949) translate (6.79802777777778cm 4.10104166666667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60" draw:text-style-name="P15" svg:x1="1.7cm" svg:y1="1.299cm" svg:x2="6.8cm" svg:y2="1.3cm"><text:p/></draw:line><draw:line draw:style-name="gr61" draw:text-style-name="P15" svg:x1="5.3cm" svg:y1="2.897cm" svg:x2="6.8cm" svg:y2="2.9cm"><text:p/></draw:line><draw:line draw:style-name="gr62" draw:text-style-name="P15" svg:x1="10.7cm" svg:y1="2cm" svg:x2="14.8cm" svg:y2="2cm"><text:p/></draw:line><draw:frame draw:style-name="gr63" draw:text-style-name="P17" svg:width="2.1cm" svg:height="1.551cm" svg:x="7.001cm" svg:y="0.55cm"><draw:text-box><text:p text:style-name="P16"><text:span text:style-name="T4">-</text:span></text:p></draw:text-box></draw:frame><draw:frame draw:style-name="gr64" draw:text-style-name="P17" svg:width="2.1cm" svg:height="1.551cm" svg:x="7.001cm" svg:y="2cm"><draw:text-box><text:p text:style-name="P16"><text:span text:style-name="T4">+</text:span></text:p></draw:text-box></draw:frame><draw:frame draw:style-name="gr65" draw:text-style-name="P18" svg:width="2.301cm" svg:height="1.952cm" svg:x="0cm" svg:y="0.049cm"><draw:text-box><text:p text:style-name="P16"><text:span text:style-name="T5">V</text:span><text:span text:style-name="T6">in</text:span><text:span text:style-name="T5"> </text:span></text:p></draw:text-box></draw:frame><draw:frame draw:style-name="gr66" draw:text-style-name="P18" svg:width="2.301cm" svg:height="1.952cm" svg:x="15cm" svg:y="1.15cm"><draw:text-box><text:p text:style-name="P16"><text:span text:style-name="T5">V</text:span><text:span text:style-name="T6">out</text:span><text:span text:style-name="T5"> </text:span></text:p></draw:text-box></draw:frame><draw:line draw:style-name="gr67" draw:text-style-name="P15" svg:x1="5.3cm" svg:y1="5.799cm" svg:x2="5.3cm" svg:y2="2.899cm"><text:p/></draw:line><draw:line draw:style-name="gr68" draw:text-style-name="P15" svg:x1="4.5cm" svg:y1="5.795cm" svg:x2="6.1cm" svg:y2="5.795cm"><text:p/></draw:line><draw:line draw:style-name="gr69" draw:text-style-name="P15" svg:x1="4.8cm" svg:y1="6.095cm" svg:x2="5.8cm" svg:y2="6.095cm"><text:p/></draw:line><draw:line draw:style-name="gr70" draw:text-style-name="P15" svg:x1="5cm" svg:y1="6.395cm" svg:x2="5.7cm" svg:y2="6.395cm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Objekti5" text:anchor-type="as-char" svg:y="-0.392cm" svg:width="9.287cm" svg:height="0.57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1" draw:name="Objekti6" text:anchor-type="as-char" svg:y="-0.721cm" svg:width="3.579cm" svg:height="1.199cm" draw:z-index="9"><draw:object xlink:href="./Object 6" xlink:type="simple" xlink:show="embed" xlink:actuate="onLoad"/><draw:image xlink:href="./ObjectReplacements/Object 6" xlink:type="simple" xlink:show="embed" xlink:actuate="onLoad"/><svg:desc>kaava</svg:desc></draw:frame></text:p>
      <text:p text:style-name="P3"/>
      <text:p text:style-name="P11">b)</text:p>
      <text:p text:style-name="P5"/>
      <text:p text:style-name="P5"><draw:g text:anchor-type="paragraph" draw:z-index="10" draw:style-name="gr1"><draw:custom-shape draw:style-name="gr71" draw:text-style-name="P15" svg:width="4.1cm" svg:height="3.901cm" draw:transform="rotate (1.5707963267949) translate (6.59870833333333cm 7.79991666666667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72" draw:text-style-name="P15" svg:x1="4.2cm" svg:y1="5cm" svg:x2="6.6cm" svg:y2="5cm"><text:p/></draw:line><draw:line draw:style-name="gr73" draw:text-style-name="P15" svg:x1="2.5cm" svg:y1="6.6cm" svg:x2="6.6cm" svg:y2="6.6cm"><text:p/></draw:line><draw:line draw:style-name="gr74" draw:text-style-name="P15" svg:x1="10.5cm" svg:y1="5.7cm" svg:x2="14.6cm" svg:y2="5.7cm"><text:p/></draw:line><draw:line draw:style-name="gr75" draw:text-style-name="P15" svg:x1="11.6cm" svg:y1="5.7cm" svg:x2="11.6cm" svg:y2="1.8cm"><text:p/></draw:line><draw:frame draw:style-name="gr76" draw:text-style-name="P17" svg:width="2.102cm" svg:height="1.551cm" svg:x="6.8cm" svg:y="4.249cm"><draw:text-box><text:p text:style-name="P16"><text:span text:style-name="T4">-</text:span></text:p></draw:text-box></draw:frame><draw:frame draw:style-name="gr77" draw:text-style-name="P17" svg:width="2.102cm" svg:height="1.551cm" svg:x="6.8cm" svg:y="5.699cm"><draw:text-box><text:p text:style-name="P16"><text:span text:style-name="T4">+</text:span></text:p></draw:text-box></draw:frame><draw:frame draw:style-name="gr78" draw:text-style-name="P18" svg:width="2.301cm" svg:height="1.952cm" svg:x="0cm" svg:y="4.3cm"><draw:text-box><text:p text:style-name="P16"><text:span text:style-name="T5">V</text:span><text:span text:style-name="T6">in</text:span><text:span text:style-name="T5"> </text:span></text:p></draw:text-box></draw:frame><draw:frame draw:style-name="gr79" draw:text-style-name="P18" svg:width="2.299cm" svg:height="1.952cm" svg:x="14.801cm" svg:y="4.851cm"><draw:text-box><text:p text:style-name="P16"><text:span text:style-name="T5">V</text:span><text:span text:style-name="T6">out</text:span><text:span text:style-name="T5"> </text:span></text:p></draw:text-box></draw:frame><draw:line draw:style-name="gr80" draw:text-style-name="P15" svg:x1="6.9cm" svg:y1="1.8cm" svg:x2="4.906cm" svg:y2="1.753cm"><text:p/></draw:line><draw:line draw:style-name="gr81" draw:text-style-name="P15" svg:x1="4.9cm" svg:y1="5cm" svg:x2="4.9cm" svg:y2="1.8cm"><text:p/></draw:line><draw:line draw:style-name="gr82" draw:text-style-name="P15" svg:x1="11.694cm" svg:y1="1.8cm" svg:x2="7.6cm" svg:y2="1.724cm"><text:p/></draw:line><draw:frame draw:style-name="gr83" draw:text-style-name="P18" svg:width="2.301cm" svg:height="1.952cm" svg:x="7.1cm" svg:y="0cm"><draw:text-box><text:p text:style-name="P16"><text:span text:style-name="T5">C</text:span></text:p></draw:text-box></draw:frame><draw:frame draw:style-name="gr84" draw:text-style-name="P18" svg:width="2.299cm" svg:height="1.952cm" svg:x="2.101cm" svg:y="3.251cm"><draw:text-box><text:p text:style-name="P16"><text:span text:style-name="T5">R </text:span></text:p></draw:text-box></draw:frame><draw:custom-shape draw:style-name="gr85" draw:text-style-name="P15" svg:width="2.301cm" svg:height="1.001cm" svg:x="1.9cm" svg:y="4.5cm"><text:p/><draw:enhanced-geometry svg:viewBox="0 0 21600 21600" draw:type="rectangle" draw:enhanced-path="M 0 0 L 21600 0 21600 21600 0 21600 0 0 Z N"/></draw:custom-shape><draw:line draw:style-name="gr86" draw:text-style-name="P15" svg:x1="1cm" svg:y1="5cm" svg:x2="1.9cm" svg:y2="5cm"><text:p/></draw:line><draw:line draw:style-name="gr87" draw:text-style-name="P15" svg:x1="2.5cm" svg:y1="6.6cm" svg:x2="2.5cm" svg:y2="9.2cm"><text:p/></draw:line><draw:line draw:style-name="gr88" draw:text-style-name="P15" svg:x1="1.8cm" svg:y1="9.2cm" svg:x2="3.4cm" svg:y2="9.2cm"><text:p/></draw:line><draw:line draw:style-name="gr89" draw:text-style-name="P15" svg:x1="2.1cm" svg:y1="9.5cm" svg:x2="3.1cm" svg:y2="9.5cm"><text:p/></draw:line><draw:line draw:style-name="gr90" draw:text-style-name="P15" svg:x1="2.3cm" svg:y1="9.8cm" svg:x2="3cm" svg:y2="9.8cm"><text:p/></draw:line><draw:line draw:style-name="gr91" draw:text-style-name="P15" svg:x1="6.9cm" svg:y1="1.224cm" svg:x2="6.9cm" svg:y2="2.324cm"><text:p/></draw:line><draw:line draw:style-name="gr92" draw:text-style-name="P15" svg:x1="7.6cm" svg:y1="1.224cm" svg:x2="7.6cm" svg:y2="2.324cm"><text:p/></draw:lin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Objekti7" text:anchor-type="as-char" svg:y="-0.721cm" svg:width="4.166cm" svg:height="1.743cm" draw:z-index="11"><draw:object xlink:href="./Object 7" xlink:type="simple" xlink:show="embed" xlink:actuate="onLoad"/><draw:image xlink:href="./ObjectReplacements/Object 7" xlink:type="simple" xlink:show="embed" xlink:actuate="onLoad"/><svg:desc>kaava</svg:desc></draw:frame></text:p>
      <text:p text:style-name="P11">c) <text:s text:c="3"/><text:span text:style-name="T2">Inverting differentiator, (derivaattori)</text:span></text:p>
      <text:p text:style-name="P5"/>
      <text:p text:style-name="P5"><draw:g text:anchor-type="paragraph" draw:z-index="12" draw:style-name="gr1"><draw:custom-shape draw:style-name="gr93" draw:text-style-name="P15" svg:width="4.1cm" svg:height="3.901cm" draw:transform="rotate (1.5707963267949) translate (6.59870833333333cm 7.67644444444445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94" draw:text-style-name="P15" svg:x1="3.2cm" svg:y1="4.9cm" svg:x2="6.6cm" svg:y2="4.877cm"><text:p/></draw:line><draw:line draw:style-name="gr95" draw:text-style-name="P15" svg:x1="2.5cm" svg:y1="6.477cm" svg:x2="6.6cm" svg:y2="6.477cm"><text:p/></draw:line><draw:line draw:style-name="gr96" draw:text-style-name="P15" svg:x1="10.5cm" svg:y1="5.577cm" svg:x2="14.6cm" svg:y2="5.577cm"><text:p/></draw:line><draw:line draw:style-name="gr97" draw:text-style-name="P15" svg:x1="11.6cm" svg:y1="5.577cm" svg:x2="11.6cm" svg:y2="1.677cm"><text:p/></draw:line><draw:frame draw:style-name="gr98" draw:text-style-name="P17" svg:width="2.102cm" svg:height="1.551cm" svg:x="6.8cm" svg:y="4.128cm"><draw:text-box><text:p text:style-name="P16"><text:span text:style-name="T4">-</text:span></text:p></draw:text-box></draw:frame><draw:frame draw:style-name="gr99" draw:text-style-name="P17" svg:width="2.102cm" svg:height="1.551cm" svg:x="6.8cm" svg:y="5.577cm"><draw:text-box><text:p text:style-name="P16"><text:span text:style-name="T4">+</text:span></text:p></draw:text-box></draw:frame><draw:frame draw:style-name="gr100" draw:text-style-name="P18" svg:width="2.301cm" svg:height="1.952cm" svg:x="0cm" svg:y="4.177cm"><draw:text-box><text:p text:style-name="P16"><text:span text:style-name="T5">V</text:span><text:span text:style-name="T6">in</text:span><text:span text:style-name="T5"> </text:span></text:p></draw:text-box></draw:frame><draw:frame draw:style-name="gr101" draw:text-style-name="P18" svg:width="2.299cm" svg:height="1.952cm" svg:x="14.801cm" svg:y="4.727cm"><draw:text-box><text:p text:style-name="P16"><text:span text:style-name="T5">V</text:span><text:span text:style-name="T6">out</text:span><text:span text:style-name="T5"> </text:span></text:p></draw:text-box></draw:frame><draw:line draw:style-name="gr102" draw:text-style-name="P15" svg:x1="6.9cm" svg:y1="1.677cm" svg:x2="4.906cm" svg:y2="1.63cm"><text:p/></draw:line><draw:line draw:style-name="gr103" draw:text-style-name="P15" svg:x1="4.9cm" svg:y1="4.877cm" svg:x2="4.9cm" svg:y2="1.677cm"><text:p/></draw:line><draw:line draw:style-name="gr104" draw:text-style-name="P15" svg:x1="11.694cm" svg:y1="1.677cm" svg:x2="9.1cm" svg:y2="1.6cm"><text:p/></draw:line><draw:frame draw:style-name="gr105" draw:text-style-name="P18" svg:width="2.301cm" svg:height="1.329cm" svg:x="2.3cm" svg:y="3.3cm"><draw:text-box><text:p text:style-name="P16"><text:span text:style-name="T5">C</text:span></text:p></draw:text-box></draw:frame><draw:frame draw:style-name="gr106" draw:text-style-name="P18" svg:width="2.301cm" svg:height="1.952cm" svg:x="7.2cm" svg:y="0cm"><draw:text-box><text:p text:style-name="P16"><text:span text:style-name="T5">R </text:span></text:p></draw:text-box></draw:frame><draw:custom-shape draw:style-name="gr107" draw:text-style-name="P15" svg:width="2.301cm" svg:height="1.001cm" svg:x="6.8cm" svg:y="1.199cm"><text:p/><draw:enhanced-geometry svg:viewBox="0 0 21600 21600" draw:type="rectangle" draw:enhanced-path="M 0 0 L 21600 0 21600 21600 0 21600 0 0 Z N"/></draw:custom-shape><draw:line draw:style-name="gr108" draw:text-style-name="P15" svg:x1="1cm" svg:y1="4.877cm" svg:x2="2.5cm" svg:y2="4.9cm"><text:p/></draw:line><draw:line draw:style-name="gr109" draw:text-style-name="P15" svg:x1="2.5cm" svg:y1="6.477cm" svg:x2="2.5cm" svg:y2="9.077cm"><text:p/></draw:line><draw:line draw:style-name="gr110" draw:text-style-name="P15" svg:x1="1.8cm" svg:y1="9.077cm" svg:x2="3.4cm" svg:y2="9.077cm"><text:p/></draw:line><draw:line draw:style-name="gr111" draw:text-style-name="P15" svg:x1="2.1cm" svg:y1="9.377cm" svg:x2="3.1cm" svg:y2="9.377cm"><text:p/></draw:line><draw:line draw:style-name="gr112" draw:text-style-name="P15" svg:x1="2.3cm" svg:y1="9.677cm" svg:x2="3cm" svg:y2="9.677cm"><text:p/></draw:line><draw:line draw:style-name="gr113" draw:text-style-name="P15" svg:x1="2.5cm" svg:y1="4.4cm" svg:x2="2.5cm" svg:y2="5.5cm"><text:p/></draw:line><draw:line draw:style-name="gr114" draw:text-style-name="P15" svg:x1="3.2cm" svg:y1="4.4cm" svg:x2="3.2cm" svg:y2="5.5cm"><text:p/></draw:lin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Objekti8" text:anchor-type="as-char" svg:y="-0.72cm" svg:width="3.799cm" svg:height="1.903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6"><draw:frame draw:style-name="fr1" draw:name="Objekti9" text:anchor-type="as-char" svg:y="-0.721cm" svg:width="4.747cm" svg:height="2.695cm" draw:z-index="14"><draw:object xlink:href="./Object 9" xlink:type="simple" xlink:show="embed" xlink:actuate="onLoad"/><draw:image xlink:href="./ObjectReplacements/Object 9" xlink:type="simple" xlink:show="embed" xlink:actuate="onLoad"/><svg:desc>kaava</svg:desc></draw:frame></text:p>
      <text:p text:style-name="P6"/>
      <text:p text:style-name="P6"/>
      <text:p text:style-name="P12">Tehtävä 3.</text:p>
      <text:p text:style-name="P7"/>
      <text:p text:style-name="P7">a)</text:p>
      <text:p text:style-name="P7"/>
      <text:p text:style-name="P7"><draw:g text:anchor-type="paragraph" draw:z-index="24" draw:style-name="gr1"><draw:custom-shape draw:style-name="gr222" draw:text-style-name="P15" svg:width="4.1cm" svg:height="3.901cm" draw:transform="rotate (1.5707963267949) translate (6.59870833333333cm 7.79991666666667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223" draw:text-style-name="P15" svg:x1="4.2cm" svg:y1="5cm" svg:x2="6.6cm" svg:y2="5cm"><text:p/></draw:line><draw:line draw:style-name="gr224" draw:text-style-name="P15" svg:x1="2.5cm" svg:y1="6.6cm" svg:x2="6.6cm" svg:y2="6.6cm"><text:p/></draw:line><draw:line draw:style-name="gr225" draw:text-style-name="P15" svg:x1="10.5cm" svg:y1="5.7cm" svg:x2="14.6cm" svg:y2="5.7cm"><text:p/></draw:line><draw:line draw:style-name="gr226" draw:text-style-name="P15" svg:x1="11.6cm" svg:y1="5.7cm" svg:x2="11.6cm" svg:y2="1.8cm"><text:p/></draw:line><draw:frame draw:style-name="gr227" draw:text-style-name="P17" svg:width="2.102cm" svg:height="1.551cm" svg:x="6.8cm" svg:y="4.249cm"><draw:text-box><text:p text:style-name="P16"><text:span text:style-name="T4">-</text:span></text:p></draw:text-box></draw:frame><draw:frame draw:style-name="gr228" draw:text-style-name="P17" svg:width="2.102cm" svg:height="1.551cm" svg:x="6.8cm" svg:y="5.699cm"><draw:text-box><text:p text:style-name="P16"><text:span text:style-name="T4">+</text:span></text:p></draw:text-box></draw:frame><draw:frame draw:style-name="gr229" draw:text-style-name="P18" svg:width="2.301cm" svg:height="1.952cm" svg:x="0cm" svg:y="4.3cm"><draw:text-box><text:p text:style-name="P16"><text:span text:style-name="T5">V</text:span><text:span text:style-name="T6">in</text:span><text:span text:style-name="T5"> </text:span></text:p></draw:text-box></draw:frame><draw:frame draw:style-name="gr230" draw:text-style-name="P18" svg:width="2.299cm" svg:height="1.952cm" svg:x="14.801cm" svg:y="4.851cm"><draw:text-box><text:p text:style-name="P16"><text:span text:style-name="T5">V</text:span><text:span text:style-name="T6">out</text:span><text:span text:style-name="T5"> </text:span></text:p></draw:text-box></draw:frame><draw:line draw:style-name="gr231" draw:text-style-name="P15" svg:x1="6.9cm" svg:y1="1.8cm" svg:x2="4.9cm" svg:y2="1.823cm"><text:p/></draw:line><draw:line draw:style-name="gr232" draw:text-style-name="P15" svg:x1="4.9cm" svg:y1="5cm" svg:x2="4.9cm" svg:y2="1.8cm"><text:p/></draw:line><draw:line draw:style-name="gr233" draw:text-style-name="P15" svg:x1="11.694cm" svg:y1="1.8cm" svg:x2="9.1cm" svg:y2="1.753cm"><text:p/></draw:line><draw:custom-shape draw:style-name="gr234" draw:text-style-name="P15" svg:width="2.301cm" svg:height="1.001cm" svg:x="6.9cm" svg:y="1.3cm"><text:p/><draw:enhanced-geometry svg:viewBox="0 0 21600 21600" draw:type="rectangle" draw:enhanced-path="M 0 0 L 21600 0 21600 21600 0 21600 0 0 Z N"/></draw:custom-shape><draw:frame draw:style-name="gr235" draw:text-style-name="P18" svg:width="2.301cm" svg:height="1.952cm" svg:x="7.1cm" svg:y="0cm"><draw:text-box><text:p text:style-name="P16"><text:span text:style-name="T5">R</text:span><text:span text:style-name="T6">2</text:span><text:span text:style-name="T5"> </text:span></text:p></draw:text-box></draw:frame><draw:frame draw:style-name="gr236" draw:text-style-name="P18" svg:width="2.299cm" svg:height="1.952cm" svg:x="2.101cm" svg:y="3.251cm"><draw:text-box><text:p text:style-name="P16"><text:span text:style-name="T5">R</text:span><text:span text:style-name="T6">1</text:span><text:span text:style-name="T5"> </text:span></text:p></draw:text-box></draw:frame><draw:custom-shape draw:style-name="gr237" draw:text-style-name="P15" svg:width="2.301cm" svg:height="1.001cm" svg:x="1.9cm" svg:y="4.5cm"><text:p/><draw:enhanced-geometry svg:viewBox="0 0 21600 21600" draw:type="rectangle" draw:enhanced-path="M 0 0 L 21600 0 21600 21600 0 21600 0 0 Z N"/></draw:custom-shape><draw:line draw:style-name="gr238" draw:text-style-name="P15" svg:x1="1cm" svg:y1="5cm" svg:x2="1.9cm" svg:y2="5cm"><text:p/></draw:line><draw:line draw:style-name="gr239" draw:text-style-name="P15" svg:x1="2.5cm" svg:y1="6.6cm" svg:x2="2.5cm" svg:y2="9.2cm"><text:p/></draw:line><draw:line draw:style-name="gr240" draw:text-style-name="P15" svg:x1="1.8cm" svg:y1="9.2cm" svg:x2="3.4cm" svg:y2="9.2cm"><text:p/></draw:line><draw:line draw:style-name="gr241" draw:text-style-name="P15" svg:x1="2.1cm" svg:y1="9.5cm" svg:x2="3.1cm" svg:y2="9.5cm"><text:p/></draw:line><draw:line draw:style-name="gr242" draw:text-style-name="P15" svg:x1="2.3cm" svg:y1="9.8cm" svg:x2="3cm" svg:y2="9.8cm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Objekti16" text:anchor-type="as-char" svg:y="-0.392cm" svg:width="4.059cm" svg:height="1.838cm" draw:z-index="25"><draw:object xlink:href="./Object 16" xlink:type="simple" xlink:show="embed" xlink:actuate="onLoad"/><draw:image xlink:href="./ObjectReplacements/Object 16" xlink:type="simple" xlink:show="embed" xlink:actuate="onLoad"/></draw:frame></text:p>
      <text:p text:style-name="P13">b)</text:p>
      <text:p text:style-name="P8"/>
      <text:p text:style-name="P8"><draw:g text:anchor-type="paragraph" draw:z-index="15" draw:style-name="gr1"><draw:custom-shape draw:style-name="gr115" draw:text-style-name="P15" svg:width="4.1cm" svg:height="3.901cm" draw:transform="rotate (1.5707963267949) translate (7.09788888888889cm 7.80268055555556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116" draw:text-style-name="P15" svg:x1="4.7cm" svg:y1="5.003cm" svg:x2="7.1cm" svg:y2="5.003cm"><text:p/></draw:line><draw:line draw:style-name="gr117" draw:text-style-name="P15" svg:x1="4.6cm" svg:y1="6.626cm" svg:x2="7.1cm" svg:y2="6.602cm"><text:p/></draw:line><draw:line draw:style-name="gr118" draw:text-style-name="P15" svg:x1="11cm" svg:y1="5.702cm" svg:x2="15.1cm" svg:y2="5.702cm"><text:p/></draw:line><draw:line draw:style-name="gr119" draw:text-style-name="P15" svg:x1="12.1cm" svg:y1="5.702cm" svg:x2="12.1cm" svg:y2="1.802cm"><text:p/></draw:line><draw:frame draw:style-name="gr120" draw:text-style-name="P17" svg:width="2.1cm" svg:height="1.551cm" svg:x="7.301cm" svg:y="4.251cm"><draw:text-box><text:p text:style-name="P16"><text:span text:style-name="T4">-</text:span></text:p></draw:text-box></draw:frame><draw:frame draw:style-name="gr121" draw:text-style-name="P17" svg:width="2.1cm" svg:height="1.551cm" svg:x="7.301cm" svg:y="5.701cm"><draw:text-box><text:p text:style-name="P16"><text:span text:style-name="T4">+</text:span></text:p></draw:text-box></draw:frame><draw:frame draw:style-name="gr122" draw:text-style-name="P18" svg:width="2.301cm" svg:height="1.952cm" svg:x="0.499cm" svg:y="4.302cm"><draw:text-box><text:p text:style-name="P16"><text:span text:style-name="T5">V</text:span><text:span text:style-name="T6">1</text:span><text:span text:style-name="T5"> </text:span></text:p></draw:text-box></draw:frame><draw:frame draw:style-name="gr123" draw:text-style-name="P18" svg:width="2.301cm" svg:height="1.952cm" svg:x="15.3cm" svg:y="4.853cm"><draw:text-box><text:p text:style-name="P16"><text:span text:style-name="T5">V</text:span><text:span text:style-name="T6">out</text:span><text:span text:style-name="T5"> </text:span></text:p></draw:text-box></draw:frame><draw:line draw:style-name="gr124" draw:text-style-name="P15" svg:x1="7.4cm" svg:y1="1.802cm" svg:x2="5.406cm" svg:y2="1.755cm"><text:p/></draw:line><draw:line draw:style-name="gr125" draw:text-style-name="P15" svg:x1="5.4cm" svg:y1="5.002cm" svg:x2="5.4cm" svg:y2="1.802cm"><text:p/></draw:line><draw:line draw:style-name="gr126" draw:text-style-name="P15" svg:x1="12.194cm" svg:y1="1.802cm" svg:x2="9.6cm" svg:y2="1.755cm"><text:p/></draw:line><draw:custom-shape draw:style-name="gr127" draw:text-style-name="P15" svg:width="2.301cm" svg:height="1.001cm" svg:x="7.4cm" svg:y="1.302cm"><text:p/><draw:enhanced-geometry svg:viewBox="0 0 21600 21600" draw:type="rectangle" draw:enhanced-path="M 0 0 L 21600 0 21600 21600 0 21600 0 0 Z N"/></draw:custom-shape><draw:frame draw:style-name="gr128" draw:text-style-name="P18" svg:width="2.301cm" svg:height="1.952cm" svg:x="7.601cm" svg:y="0.002cm"><draw:text-box><text:p text:style-name="P16"><text:span text:style-name="T5">R</text:span><text:span text:style-name="T6">2</text:span><text:span text:style-name="T5"> </text:span></text:p></draw:text-box></draw:frame><draw:frame draw:style-name="gr129" draw:text-style-name="P18" svg:width="2.301cm" svg:height="1.952cm" svg:x="2.6cm" svg:y="3.253cm"><draw:text-box><text:p text:style-name="P16"><text:span text:style-name="T5">R</text:span><text:span text:style-name="T6">1</text:span><text:span text:style-name="T5"> </text:span></text:p></draw:text-box></draw:frame><draw:custom-shape draw:style-name="gr130" draw:text-style-name="P15" svg:width="2.301cm" svg:height="1.001cm" svg:x="2.401cm" svg:y="4.502cm"><text:p/><draw:enhanced-geometry svg:viewBox="0 0 21600 21600" draw:type="rectangle" draw:enhanced-path="M 0 0 L 21600 0 21600 21600 0 21600 0 0 Z N"/></draw:custom-shape><draw:line draw:style-name="gr131" draw:text-style-name="P15" svg:x1="1.5cm" svg:y1="5.003cm" svg:x2="2.4cm" svg:y2="5.003cm"><text:p/></draw:line><draw:line draw:style-name="gr132" draw:text-style-name="P15" svg:x1="5.1cm" svg:y1="6.626cm" svg:x2="5.1cm" svg:y2="9.226cm"><text:p/></draw:line><draw:line draw:style-name="gr133" draw:text-style-name="P15" svg:x1="4.5cm" svg:y1="14.027cm" svg:x2="6.1cm" svg:y2="14.027cm"><text:p/></draw:line><draw:line draw:style-name="gr134" draw:text-style-name="P15" svg:x1="4.8cm" svg:y1="14.327cm" svg:x2="5.8cm" svg:y2="14.327cm"><text:p/></draw:line><draw:line draw:style-name="gr135" draw:text-style-name="P15" svg:x1="5cm" svg:y1="14.626cm" svg:x2="5.7cm" svg:y2="14.626cm"><text:p/></draw:line><draw:line draw:style-name="gr136" draw:text-style-name="P15" svg:x1="5.2cm" svg:y1="11.427cm" svg:x2="5.2cm" svg:y2="14.027cm"><text:p/></draw:line><draw:custom-shape draw:style-name="gr137" draw:text-style-name="P15" svg:width="2.301cm" svg:height="0.999cm" draw:transform="rotate (1.5707963267949) translate (4.70076388888889cm 11.52525cm)"><text:p/><draw:enhanced-geometry svg:viewBox="0 0 21600 21600" draw:type="rectangle" draw:enhanced-path="M 0 0 L 21600 0 21600 21600 0 21600 0 0 Z N"/></draw:custom-shape><draw:line draw:style-name="gr138" draw:text-style-name="P15" svg:x1="1.3cm" svg:y1="6.626cm" svg:x2="2.3cm" svg:y2="6.626cm"><text:p/></draw:line><draw:custom-shape draw:style-name="gr139" draw:text-style-name="P15" svg:width="2.301cm" svg:height="1.001cm" svg:x="2.3cm" svg:y="6.126cm"><text:p/><draw:enhanced-geometry svg:viewBox="0 0 21600 21600" draw:type="rectangle" draw:enhanced-path="M 0 0 L 21600 0 21600 21600 0 21600 0 0 Z N"/></draw:custom-shape><draw:frame draw:style-name="gr140" draw:text-style-name="P18" svg:width="2.301cm" svg:height="1.952cm" svg:x="0cm" svg:y="6.077cm"><draw:text-box><text:p text:style-name="P16"><text:span text:style-name="T5">V</text:span><text:span text:style-name="T6">2</text:span><text:span text:style-name="T5"> </text:span></text:p></draw:text-box></draw:frame><draw:frame draw:style-name="gr141" draw:text-style-name="P18" svg:width="2.301cm" svg:height="1.952cm" svg:x="6.001cm" svg:y="10.226cm"><draw:text-box><text:p text:style-name="P16"><text:span text:style-name="T5">R</text:span><text:span text:style-name="T6">2</text:span><text:span text:style-name="T5"> </text:span></text:p></draw:text-box></draw:fram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Objekti10" text:anchor-type="as-char" svg:y="-0.721cm" svg:width="5.405cm" svg:height="2.138cm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8"><draw:frame draw:style-name="fr1" draw:name="Objekti11" text:anchor-type="as-char" svg:y="-0.723cm" svg:width="6.154cm" svg:height="2.716cm" draw:z-index="17"><draw:object xlink:href="./Object 11" xlink:type="simple" xlink:show="embed" xlink:actuate="onLoad"/><draw:image xlink:href="./ObjectReplacements/Object 11" xlink:type="simple" xlink:show="embed" xlink:actuate="onLoad"/><svg:desc>kaava</svg:desc></draw:frame></text:p>
      <text:p text:style-name="P13">c)</text:p>
      <text:p text:style-name="P8"/>
      <text:p text:style-name="P8"><draw:g text:anchor-type="paragraph" draw:z-index="18" draw:style-name="gr1"><draw:custom-shape draw:style-name="gr142" draw:text-style-name="P15" svg:width="4.1cm" svg:height="3.901cm" draw:transform="rotate (1.5707963267949) translate (7.30073611111111cm 7.79991666666667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143" draw:text-style-name="P15" svg:x1="4.902cm" svg:y1="5cm" svg:x2="7.302cm" svg:y2="5cm"><text:p/></draw:line><draw:line draw:style-name="gr144" draw:text-style-name="P15" svg:x1="3.203cm" svg:y1="6.6cm" svg:x2="7.303cm" svg:y2="6.6cm"><text:p/></draw:line><draw:line draw:style-name="gr145" draw:text-style-name="P15" svg:x1="11.203cm" svg:y1="5.7cm" svg:x2="15.303cm" svg:y2="5.7cm"><text:p/></draw:line><draw:line draw:style-name="gr146" draw:text-style-name="P15" svg:x1="12.303cm" svg:y1="5.7cm" svg:x2="12.303cm" svg:y2="1.8cm"><text:p/></draw:line><draw:frame draw:style-name="gr147" draw:text-style-name="P17" svg:width="2.102cm" svg:height="1.551cm" svg:x="7.502cm" svg:y="4.249cm"><draw:text-box><text:p text:style-name="P16"><text:span text:style-name="T4">-</text:span></text:p></draw:text-box></draw:frame><draw:frame draw:style-name="gr148" draw:text-style-name="P17" svg:width="2.102cm" svg:height="1.551cm" svg:x="7.502cm" svg:y="5.699cm"><draw:text-box><text:p text:style-name="P16"><text:span text:style-name="T4">+</text:span></text:p></draw:text-box></draw:frame><draw:frame draw:style-name="gr149" draw:text-style-name="P18" svg:width="2.301cm" svg:height="1.952cm" svg:x="0.702cm" svg:y="4.3cm"><draw:text-box><text:p text:style-name="P16"><text:span text:style-name="T5">V</text:span><text:span text:style-name="T6">2</text:span><text:span text:style-name="T5"> </text:span></text:p></draw:text-box></draw:frame><draw:frame draw:style-name="gr150" draw:text-style-name="P18" svg:width="2.301cm" svg:height="1.952cm" svg:x="15.501cm" svg:y="4.851cm"><draw:text-box><text:p text:style-name="P16"><text:span text:style-name="T5">V</text:span><text:span text:style-name="T6">out</text:span><text:span text:style-name="T5"> </text:span></text:p></draw:text-box></draw:frame><draw:line draw:style-name="gr151" draw:text-style-name="P15" svg:x1="7.602cm" svg:y1="1.8cm" svg:x2="4.602cm" svg:y2="1.724cm"><text:p/></draw:line><draw:line draw:style-name="gr152" draw:text-style-name="P15" svg:x1="5.602cm" svg:y1="5cm" svg:x2="5.602cm" svg:y2="1.8cm"><text:p/></draw:line><draw:line draw:style-name="gr153" draw:text-style-name="P15" svg:x1="12.396cm" svg:y1="1.8cm" svg:x2="9.802cm" svg:y2="1.753cm"><text:p/></draw:line><draw:custom-shape draw:style-name="gr154" draw:text-style-name="P15" svg:width="2.301cm" svg:height="1.001cm" svg:x="7.603cm" svg:y="1.3cm"><text:p/><draw:enhanced-geometry svg:viewBox="0 0 21600 21600" draw:type="rectangle" draw:enhanced-path="M 0 0 L 21600 0 21600 21600 0 21600 0 0 Z N"/></draw:custom-shape><draw:frame draw:style-name="gr155" draw:text-style-name="P18" svg:width="2.301cm" svg:height="1.952cm" svg:x="7.802cm" svg:y="0cm"><draw:text-box><text:p text:style-name="P16"><text:span text:style-name="T5">R</text:span><text:span text:style-name="T6">3</text:span><text:span text:style-name="T5"> </text:span></text:p></draw:text-box></draw:frame><draw:frame draw:style-name="gr156" draw:text-style-name="P18" svg:width="2.301cm" svg:height="1.952cm" svg:x="2.801cm" svg:y="3.251cm"><draw:text-box><text:p text:style-name="P16"><text:span text:style-name="T5">R</text:span><text:span text:style-name="T6">2</text:span><text:span text:style-name="T5"> </text:span></text:p></draw:text-box></draw:frame><draw:custom-shape draw:style-name="gr157" draw:text-style-name="P15" svg:width="2.301cm" svg:height="1.001cm" svg:x="2.602cm" svg:y="4.5cm"><text:p/><draw:enhanced-geometry svg:viewBox="0 0 21600 21600" draw:type="rectangle" draw:enhanced-path="M 0 0 L 21600 0 21600 21600 0 21600 0 0 Z N"/></draw:custom-shape><draw:line draw:style-name="gr158" draw:text-style-name="P15" svg:x1="1.702cm" svg:y1="5cm" svg:x2="2.602cm" svg:y2="5cm"><text:p/></draw:line><draw:line draw:style-name="gr159" draw:text-style-name="P15" svg:x1="3.203cm" svg:y1="6.6cm" svg:x2="3.203cm" svg:y2="9.2cm"><text:p/></draw:line><draw:line draw:style-name="gr160" draw:text-style-name="P15" svg:x1="2.502cm" svg:y1="9.2cm" svg:x2="4.102cm" svg:y2="9.2cm"><text:p/></draw:line><draw:line draw:style-name="gr161" draw:text-style-name="P15" svg:x1="2.802cm" svg:y1="9.5cm" svg:x2="3.802cm" svg:y2="9.5cm"><text:p/></draw:line><draw:line draw:style-name="gr162" draw:text-style-name="P15" svg:x1="3.002cm" svg:y1="9.8cm" svg:x2="3.702cm" svg:y2="9.8cm"><text:p/></draw:line><draw:line draw:style-name="gr163" draw:text-style-name="P15" svg:x1="2.303cm" svg:y1="1.724cm" svg:x2="0.903cm" svg:y2="1.724cm"><text:p/></draw:line><draw:custom-shape draw:style-name="gr164" draw:text-style-name="P15" svg:width="2.301cm" svg:height="1.001cm" svg:x="2.302cm" svg:y="1.325cm"><text:p/><draw:enhanced-geometry svg:viewBox="0 0 21600 21600" draw:type="rectangle" draw:enhanced-path="M 0 0 L 21600 0 21600 21600 0 21600 0 0 Z N"/></draw:custom-shape><draw:frame draw:style-name="gr165" draw:text-style-name="P18" svg:width="2.301cm" svg:height="1.952cm" svg:x="2.403cm" svg:y="0.025cm"><draw:text-box><text:p text:style-name="P16"><text:span text:style-name="T5">R</text:span><text:span text:style-name="T6">1</text:span><text:span text:style-name="T5"> </text:span></text:p></draw:text-box></draw:frame><draw:frame draw:style-name="gr166" draw:text-style-name="P18" svg:width="2.301cm" svg:height="1.952cm" svg:x="0.002cm" svg:y="0.624cm"><draw:text-box><text:p text:style-name="P16"><text:span text:style-name="T5">V</text:span><text:span text:style-name="T6">1</text:span><text:span text:style-name="T5"> </text:span></text:p></draw:text-box></draw:fram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Objekti12" text:anchor-type="as-char" svg:y="-0.721cm" svg:width="4.96cm" svg:height="2.245cm" draw:z-index="19"><draw:object xlink:href="./Object 12" xlink:type="simple" xlink:show="embed" xlink:actuate="onLoad"/><draw:image xlink:href="./ObjectReplacements/Object 12" xlink:type="simple" xlink:show="embed" xlink:actuate="onLoad"/></draw:frame><text:tab/><text:tab/><draw:frame draw:style-name="fr1" draw:name="Objekti13" text:anchor-type="as-char" svg:y="-0.723cm" svg:width="4.263cm" svg:height="2.307cm" draw:z-index="21"><draw:object xlink:href="./Object 13" xlink:type="simple" xlink:show="embed" xlink:actuate="onLoad"/><draw:image xlink:href="./ObjectReplacements/Object 13" xlink:type="simple" xlink:show="embed" xlink:actuate="onLoad"/></draw:frame></text:p>
      <text:p text:style-name="P8"/>
      <text:p text:style-name="P8"><draw:frame draw:style-name="fr1" draw:name="Objekti14" text:anchor-type="as-char" svg:y="-0.721cm" svg:width="4.533cm" svg:height="2.72cm" draw:z-index="20"><draw:object xlink:href="./Object 14" xlink:type="simple" xlink:show="embed" xlink:actuate="onLoad"/><draw:image xlink:href="./ObjectReplacements/Object 14" xlink:type="simple" xlink:show="embed" xlink:actuate="onLoad"/><svg:desc>kaava</svg:desc></draw:frame></text:p>
      <text:p text:style-name="P14">d) <text:span text:style-name="T3">Instrumentation amplifier</text:span></text:p>
      <text:p text:style-name="P9"/>
      <text:p text:style-name="P9"><draw:g text:anchor-type="paragraph" draw:z-index="22" draw:style-name="gr1"><draw:custom-shape draw:style-name="gr167" draw:text-style-name="P15" svg:width="3.574cm" svg:height="3.402cm" draw:transform="rotate (1.5707963267949) translate (1.905cm 12.9998611111111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168" draw:text-style-name="P15" svg:x1="13.151cm" svg:y1="6.469cm" svg:x2="16.725cm" svg:y2="6.469cm"><text:p/></draw:line><draw:line draw:style-name="gr169" draw:text-style-name="P15" svg:x1="14.11cm" svg:y1="6.469cm" svg:x2="14.105cm" svg:y2="1.9cm"><text:p/></draw:line><draw:frame draw:style-name="gr170" draw:text-style-name="P17" svg:width="1.832cm" svg:height="1.477cm" svg:x="2.08cm" svg:y="9.904cm"><draw:text-box><text:p text:style-name="P16"><text:span text:style-name="T4">-</text:span></text:p></draw:text-box></draw:frame><draw:frame draw:style-name="gr171" draw:text-style-name="P17" svg:width="1.832cm" svg:height="1.477cm" svg:x="2.08cm" svg:y="11.169cm"><draw:text-box><text:p text:style-name="P16"><text:span text:style-name="T4">+</text:span></text:p></draw:text-box></draw:frame><draw:frame draw:style-name="gr172" draw:text-style-name="P18" svg:width="2.006cm" svg:height="1.701cm" svg:x="16.9cm" svg:y="5.727cm"><draw:text-box><text:p text:style-name="P16"><text:span text:style-name="T5">V</text:span><text:span text:style-name="T6">out</text:span><text:span text:style-name="T5"> </text:span></text:p></draw:text-box></draw:frame><draw:line draw:style-name="gr173" draw:text-style-name="P15" svg:x1="14.005cm" svg:y1="2cm" svg:x2="11.944cm" svg:y2="2cm"><text:p/></draw:line><draw:custom-shape draw:style-name="gr174" draw:text-style-name="P15" svg:width="2.006cm" svg:height="0.872cm" svg:x="9.904cm" svg:y="1.6cm"><text:p/><draw:enhanced-geometry svg:viewBox="0 0 21600 21600" draw:type="rectangle" draw:enhanced-path="M 0 0 L 21600 0 21600 21600 0 21600 0 0 Z N"/></draw:custom-shape><draw:frame draw:style-name="gr175" draw:text-style-name="P18" svg:width="2.006cm" svg:height="1.502cm" svg:x="10.186cm" svg:y="0cm"><draw:text-box><text:p text:style-name="P16"><text:span text:style-name="T5">R</text:span><text:span text:style-name="T6">3</text:span><text:span text:style-name="T5"> </text:span></text:p></draw:text-box></draw:frame><draw:custom-shape draw:style-name="gr176" draw:text-style-name="P15" svg:width="2.006cm" svg:height="0.872cm" svg:x="6.805cm" svg:y="1.6cm"><text:p/><draw:enhanced-geometry svg:viewBox="0 0 21600 21600" draw:mirror-vertical="false" draw:mirror-horizontal="false" draw:type="rectangle" draw:enhanced-path="M 0 0 L 21600 0 21600 21600 0 21600 0 0 Z N"/></draw:custom-shape><draw:custom-shape draw:style-name="gr177" draw:text-style-name="P15" svg:width="2.006cm" svg:height="0.874cm" svg:x="6.8cm" svg:y="10.627cm"><text:p/><draw:enhanced-geometry svg:viewBox="0 0 21600 21600" draw:mirror-vertical="false" draw:mirror-horizontal="false" draw:type="rectangle" draw:enhanced-path="M 0 0 L 21600 0 21600 21600 0 21600 0 0 Z N"/></draw:custom-shape><draw:custom-shape draw:style-name="gr178" draw:text-style-name="P15" svg:width="2.005cm" svg:height="0.874cm" svg:x="11.201cm" svg:y="10.7cm"><text:p/><draw:enhanced-geometry svg:viewBox="0 0 21600 21600" draw:mirror-vertical="false" draw:mirror-horizontal="false" draw:type="rectangle" draw:enhanced-path="M 0 0 L 21600 0 21600 21600 0 21600 0 0 Z N"/></draw:custom-shape><draw:custom-shape draw:style-name="gr179" draw:text-style-name="P15" svg:width="2.006cm" svg:height="0.872cm" draw:transform="rotate (1.5707963267949) translate (5.23345833333333cm 4.60551388888889cm)"><text:p/><draw:enhanced-geometry svg:viewBox="0 0 21600 21600" draw:mirror-vertical="false" draw:mirror-horizontal="false" draw:type="rectangle" draw:enhanced-path="M 0 0 L 21600 0 21600 21600 0 21600 0 0 Z N"/></draw:custom-shape><draw:custom-shape draw:style-name="gr180" draw:text-style-name="P15" svg:width="2.006cm" svg:height="0.872cm" draw:transform="rotate (1.5707963267949) translate (5.23345833333333cm 7.30073611111111cm)"><text:p/><draw:enhanced-geometry svg:viewBox="0 0 21600 21600" draw:mirror-vertical="false" draw:mirror-horizontal="false" draw:type="rectangle" draw:enhanced-path="M 0 0 L 21600 0 21600 21600 0 21600 0 0 Z N"/></draw:custom-shape><draw:custom-shape draw:style-name="gr181" draw:text-style-name="P15" svg:width="2.005cm" svg:height="0.872cm" draw:transform="rotate (1.5707963267949) translate (5.30577777777778cm 10.3046388888889cm)"><text:p/><draw:enhanced-geometry svg:viewBox="0 0 21600 21600" draw:mirror-vertical="false" draw:mirror-horizontal="false" draw:type="rectangle" draw:enhanced-path="M 0 0 L 21600 0 21600 21600 0 21600 0 0 Z N"/></draw:custom-shape><draw:custom-shape draw:style-name="gr182" draw:text-style-name="P15" svg:width="3.576cm" svg:height="3.4cm" draw:transform="rotate (1.5707963267949) translate (1.603375cm 3.77472222222222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183" draw:text-style-name="P17" svg:width="1.832cm" svg:height="1.477cm" svg:x="1.78cm" svg:y="0.679cm"><draw:text-box><text:p text:style-name="P16"><text:span text:style-name="T4">+</text:span></text:p></draw:text-box></draw:frame><draw:frame draw:style-name="gr184" draw:text-style-name="P17" svg:width="1.832cm" svg:height="1.477cm" svg:x="1.78cm" svg:y="1.944cm"><draw:text-box><text:p text:style-name="P16"><text:span text:style-name="T4">-</text:span></text:p></draw:text-box></draw:frame><draw:line draw:style-name="gr185" draw:text-style-name="P15" svg:x1="5.705cm" svg:y1="8.3cm" svg:x2="5.705cm" svg:y2="7.3cm"><text:p/></draw:line><draw:line draw:style-name="gr186" draw:text-style-name="P15" svg:x1="5.605cm" svg:y1="5.3cm" svg:x2="5.605cm" svg:y2="4.6cm"><text:p/></draw:line><draw:custom-shape draw:style-name="gr187" draw:text-style-name="P15" svg:width="3.574cm" svg:height="3.4cm" draw:transform="rotate (1.5707963267949) translate (9.80369444444444cm 8.27440277777778cm)"><text:p/>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style-name="gr188" draw:text-style-name="P17" svg:width="1.83cm" svg:height="1.477cm" svg:x="9.98cm" svg:y="5.179cm"><draw:text-box><text:p text:style-name="P16"><text:span text:style-name="T4">-</text:span></text:p></draw:text-box></draw:frame><draw:frame draw:style-name="gr189" draw:text-style-name="P17" svg:width="1.83cm" svg:height="1.477cm" svg:x="9.98cm" svg:y="6.443cm"><draw:text-box><text:p text:style-name="P16"><text:span text:style-name="T4">+</text:span></text:p></draw:text-box></draw:frame><draw:line draw:style-name="gr190" draw:text-style-name="P15" svg:x1="9.905cm" svg:y1="2cm" svg:x2="8.805cm" svg:y2="2cm"><text:p/></draw:line><draw:line draw:style-name="gr191" draw:text-style-name="P15" svg:x1="6.805cm" svg:y1="2cm" svg:x2="5.005cm" svg:y2="2cm"><text:p/></draw:line><draw:line draw:style-name="gr192" draw:text-style-name="P15" svg:x1="5.605cm" svg:y1="2.6cm" svg:x2="5.605cm" svg:y2="2cm"><text:p/></draw:line><draw:line draw:style-name="gr193" draw:text-style-name="P15" svg:x1="11.205cm" svg:y1="11.1cm" svg:x2="8.805cm" svg:y2="11cm"><text:p/></draw:line><draw:line draw:style-name="gr194" draw:text-style-name="P15" svg:x1="6.805cm" svg:y1="11.2cm" svg:x2="5.305cm" svg:y2="11.2cm"><text:p/></draw:line><draw:line draw:style-name="gr195" draw:text-style-name="P15" svg:x1="5.805cm" svg:y1="11.2cm" svg:x2="5.805cm" svg:y2="10.3cm"><text:p/></draw:line><draw:line draw:style-name="gr196" draw:text-style-name="P15" svg:x1="15.604cm" svg:y1="11.231cm" svg:x2="13.205cm" svg:y2="11.169cm"><text:p/></draw:line><draw:line draw:style-name="gr197" draw:text-style-name="P15" svg:x1="15.605cm" svg:y1="11.2cm" svg:x2="15.605cm" svg:y2="12.9cm"><text:p/></draw:line><draw:line draw:style-name="gr198" draw:text-style-name="P15" svg:x1="14.805cm" svg:y1="12.9cm" svg:x2="16.405cm" svg:y2="12.9cm"><text:p/></draw:line><draw:line draw:style-name="gr199" draw:text-style-name="P15" svg:x1="15.105cm" svg:y1="13.2cm" svg:x2="16.105cm" svg:y2="13.2cm"><text:p/></draw:line><draw:line draw:style-name="gr200" draw:text-style-name="P15" svg:x1="15.305cm" svg:y1="13.5cm" svg:x2="16.005cm" svg:y2="13.5cm"><text:p/></draw:line><draw:line draw:style-name="gr201" draw:text-style-name="P15" svg:x1="9.105cm" svg:y1="11.069cm" svg:x2="9.105cm" svg:y2="7.4cm"><text:p/></draw:line><draw:line draw:style-name="gr202" draw:text-style-name="P15" svg:x1="9.205cm" svg:y1="5.9cm" svg:x2="9.205cm" svg:y2="2cm"><text:p/></draw:line><draw:line draw:style-name="gr203" draw:text-style-name="P15" svg:x1="9.805cm" svg:y1="5.8cm" svg:x2="9.205cm" svg:y2="5.8cm"><text:p/></draw:line><draw:line draw:style-name="gr204" draw:text-style-name="P15" svg:x1="9.805cm" svg:y1="7.4cm" svg:x2="9.105cm" svg:y2="7.4cm"><text:p/></draw:line><draw:line draw:style-name="gr205" draw:text-style-name="P15" svg:x1="1.805cm" svg:y1="12.1cm" svg:x2="1.105cm" svg:y2="12.1cm"><text:p/></draw:line><draw:line draw:style-name="gr206" draw:text-style-name="P15" svg:x1="5.705cm" svg:y1="7.8cm" svg:x2="1.105cm" svg:y2="7.7cm"><text:p/></draw:line><draw:line draw:style-name="gr207" draw:text-style-name="P15" svg:x1="5.605cm" svg:y1="4.9cm" svg:x2="1.005cm" svg:y2="4.8cm"><text:p/></draw:line><draw:line draw:style-name="gr208" draw:text-style-name="P15" svg:x1="1.605cm" svg:y1="2.7cm" svg:x2="1.005cm" svg:y2="2.7cm"><text:p/></draw:line><draw:line draw:style-name="gr209" draw:text-style-name="P15" svg:x1="1.005cm" svg:y1="4.8cm" svg:x2="1.005cm" svg:y2="2.6cm"><text:p/></draw:line><draw:line draw:style-name="gr210" draw:text-style-name="P15" svg:x1="1.105cm" svg:y1="10.4cm" svg:x2="1.105cm" svg:y2="7.6cm"><text:p/></draw:line><draw:line draw:style-name="gr211" draw:text-style-name="P15" svg:x1="1.905cm" svg:y1="10.4cm" svg:x2="1.105cm" svg:y2="10.4cm"><text:p/></draw:line><draw:frame draw:style-name="gr212" draw:text-style-name="P18" svg:width="2.005cm" svg:height="1.502cm" svg:x="0.101cm" svg:y="11.899cm"><draw:text-box><text:p text:style-name="P16"><text:span text:style-name="T5">V</text:span><text:span text:style-name="T6">2</text:span><text:span text:style-name="T5"> </text:span></text:p></draw:text-box></draw:frame><draw:frame draw:style-name="gr213" draw:text-style-name="P18" svg:width="2.006cm" svg:height="1.401cm" svg:x="0cm" svg:y="0.4cm"><draw:text-box><text:p text:style-name="P16"><text:span text:style-name="T5">V</text:span><text:span text:style-name="T6">1</text:span><text:span text:style-name="T5"> </text:span></text:p></draw:text-box></draw:frame><draw:line draw:style-name="gr214" draw:text-style-name="P15" svg:x1="1.605cm" svg:y1="1.1cm" svg:x2="1.005cm" svg:y2="1.1cm"><text:p/></draw:line><draw:frame draw:style-name="gr215" draw:text-style-name="P18" svg:width="2.006cm" svg:height="1.502cm" svg:x="11.599cm" svg:y="11.7cm"><draw:text-box><text:p text:style-name="P16"><text:span text:style-name="T5">R</text:span><text:span text:style-name="T6">3</text:span><text:span text:style-name="T5"> </text:span></text:p></draw:text-box></draw:frame><draw:frame draw:style-name="gr216" draw:text-style-name="P18" svg:width="2.006cm" svg:height="1.502cm" svg:x="6.8cm" svg:y="0.101cm"><draw:text-box><text:p text:style-name="P16"><text:span text:style-name="T5">R</text:span><text:span text:style-name="T6">2</text:span><text:span text:style-name="T5"> </text:span></text:p></draw:text-box></draw:frame><draw:frame draw:style-name="gr217" draw:text-style-name="P18" svg:width="2.006cm" svg:height="1.502cm" svg:x="11.601cm" svg:y="11.7cm"><draw:text-box><text:p text:style-name="P16"><text:span text:style-name="T5">R</text:span><text:span text:style-name="T6">3</text:span><text:span text:style-name="T5"> </text:span></text:p></draw:text-box></draw:frame><draw:frame draw:style-name="gr218" draw:text-style-name="P18" svg:width="2.006cm" svg:height="1.502cm" svg:x="7.1cm" svg:y="11.8cm"><draw:text-box><text:p text:style-name="P16"><text:span text:style-name="T5">R</text:span><text:span text:style-name="T6">2</text:span><text:span text:style-name="T5"> </text:span></text:p></draw:text-box></draw:frame><draw:frame draw:style-name="gr219" draw:text-style-name="P18" svg:width="2.006cm" svg:height="1.502cm" svg:x="6.399cm" svg:y="8.601cm"><draw:text-box><text:p text:style-name="P16"><text:span text:style-name="T5">R</text:span><text:span text:style-name="T6">1</text:span><text:span text:style-name="T5"> </text:span></text:p></draw:text-box></draw:frame><draw:frame draw:style-name="gr220" draw:text-style-name="P18" svg:width="2.006cm" svg:height="1.502cm" svg:x="6.2cm" svg:y="5.8cm"><draw:text-box><text:p text:style-name="P16"><text:span text:style-name="T5">R</text:span><text:span text:style-name="T6">gain</text:span><text:span text:style-name="T5"> </text:span></text:p></draw:text-box></draw:frame><draw:frame draw:style-name="gr221" draw:text-style-name="P18" svg:width="2.006cm" svg:height="1.502cm" svg:x="6.2cm" svg:y="3cm"><draw:text-box><text:p text:style-name="P16"><text:span text:style-name="T5">R</text:span><text:span text:style-name="T6">1</text:span><text:span text:style-name="T5"> </text:span></text:p></draw:text-box></draw:fram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Objekti15" text:anchor-type="as-char" svg:y="-0.392cm" svg:width="2.468cm" svg:height="1.499cm" draw:z-index="23"><draw:object xlink:href="./Object 15" xlink:type="simple" xlink:show="embed" xlink:actuate="onLoad"/><draw:image xlink:href="./ObjectReplacements/Object 1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i" fo:country="FI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21:36:28.586292906</meta:creation-date>
    <meta:generator>LibreOffice/4.2.3.3$Linux_X86_64 LibreOffice_project/420m0$Build-3</meta:generator>
    <dc:date>2014-04-15T23:36:24.286346775</dc:date>
    <meta:editing-duration>PT1H40M25S</meta:editing-duration>
    <meta:editing-cycles>8</meta:editing-cycles>
    <meta:document-statistic meta:table-count="0" meta:image-count="0" meta:object-count="16" meta:page-count="10" meta:paragraph-count="25" meta:word-count="19" meta:character-count="132" meta:non-whitespace-character-count="125"/>
  </office:meta>
</office:document-meta>
</file>

<file path=Object 1/content.xml><?xml version="1.0" encoding="utf-8"?>
<math xmlns="http://www.w3.org/1998/Math/MathML" display="block">
  <semantics>
    <mrow>
      <msub>
        <mi>I</mi>
        <mn>1</mn>
      </msub>
      <mo stretchy="false">=</mo>
      <mfrac>
        <msub>
          <mi>V</mi>
          <mi mathvariant="italic">input</mi>
        </msub>
        <msub>
          <mi>R</mi>
          <mn>1</mn>
        </msub>
      </mfrac>
    </mrow>
    <annotation encoding="StarMath 5.0">I_1 =  {V_ input } over {R_1} </annotation>
  </semantics>
</math>
</file>

<file path=Object 10/content.xml><?xml version="1.0" encoding="utf-8"?>
<math xmlns="http://www.w3.org/1998/Math/MathML" display="block">
  <semantics>
    <mrow>
      <mfrac>
        <mrow>
          <msub>
            <mi>V</mi>
            <mn>1</mn>
          </msub>
          <mo stretchy="false">−</mo>
          <msub>
            <mi>V</mi>
            <mi mathvariant="italic">minus</mi>
          </msub>
        </mrow>
        <msub>
          <mi>R</mi>
          <mn>1</mn>
        </msub>
      </mfrac>
      <mo stretchy="false">=</mo>
      <mfrac>
        <mrow>
          <msub>
            <mi>V</mi>
            <mi mathvariant="italic">minus</mi>
          </msub>
          <mo stretchy="false">−</mo>
          <msub>
            <mi>V</mi>
            <mi mathvariant="italic">out</mi>
          </msub>
        </mrow>
        <msub>
          <mi>R</mi>
          <mn>2</mn>
        </msub>
      </mfrac>
    </mrow>
    <annotation encoding="StarMath 5.0">{V_1-V_minus} over {R_1} ={V_minus-V_out} over {R_2}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output</mi>
        </msub>
        <mo stretchy="false">=</mo>
        <mfrac>
          <msub>
            <mi>R</mi>
            <mn>2</mn>
          </msub>
          <msub>
            <mi>R</mi>
            <mn>1</mn>
          </msub>
        </mfrac>
      </mrow>
      <mrow>
        <mo fence="true" stretchy="false">(</mo>
        <mrow>
          <mrow>
            <msub>
              <mi>V</mi>
              <mn>2</mn>
            </msub>
            <mo stretchy="false">−</mo>
            <msub>
              <mi>V</mi>
              <mn>1</mn>
            </msub>
          </mrow>
        </mrow>
        <mo fence="true" stretchy="false">)</mo>
      </mrow>
    </mrow>
    <annotation encoding="StarMath 5.0">V_output = {R_2} over {R_1}( V_2-V_1) </annotation>
  </semantics>
</math>
</file>

<file path=Object 12/content.xml><?xml version="1.0" encoding="utf-8"?>
<math xmlns="http://www.w3.org/1998/Math/MathML" display="block">
  <semantics>
    <mrow>
      <msub>
        <mi>I</mi>
        <mn>1</mn>
      </msub>
      <mo stretchy="false">=</mo>
      <mfrac>
        <msub>
          <mi>V</mi>
          <mn>1</mn>
        </msub>
        <msub>
          <mi>R</mi>
          <mn>1</mn>
        </msub>
      </mfrac>
    </mrow>
    <annotation encoding="StarMath 5.0">I_1 = {V_1} over {R_1} </annotation>
  </semantics>
</math>
</file>

<file path=Object 13/content.xml><?xml version="1.0" encoding="utf-8"?>
<math xmlns="http://www.w3.org/1998/Math/MathML" display="block">
  <semantics>
    <mrow>
      <msub>
        <mi>I</mi>
        <mn>2</mn>
      </msub>
      <mo stretchy="false">=</mo>
      <mfrac>
        <msub>
          <mi>V</mi>
          <mn>2</mn>
        </msub>
        <msub>
          <mi>R</mi>
          <mn>2</mn>
        </msub>
      </mfrac>
    </mrow>
    <annotation encoding="StarMath 5.0">I_2 = {V_2} over {R_2} </annotation>
  </semantics>
</math>
</file>

<file path=Object 14/content.xml><?xml version="1.0" encoding="utf-8"?>
<math xmlns="http://www.w3.org/1998/Math/MathML" display="block">
  <semantics>
    <mrow>
      <msub>
        <mi>I</mi>
        <mn>3</mn>
      </msub>
      <mo stretchy="false">=</mo>
      <mfrac>
        <msub>
          <mi>V</mi>
          <mi mathvariant="italic">output</mi>
        </msub>
        <msub>
          <mi>R</mi>
          <mn>3</mn>
        </msub>
      </mfrac>
    </mrow>
    <annotation encoding="StarMath 5.0">I_3 = {V_output} over {R_3} </annotation>
  </semantics>
</math>
</file>

<file path=Object 15/content.xml><?xml version="1.0" encoding="utf-8"?>
<math xmlns="http://www.w3.org/1998/Math/MathML" display="block">
  <semantics>
    <mi>?</mi>
    <annotation encoding="StarMath 5.0">?</annotation>
  </semantics>
</math>
</file>

<file path=Object 16/content.xml><?xml version="1.0" encoding="utf-8"?>
<math xmlns="http://www.w3.org/1998/Math/MathML" display="block">
  <semantics>
    <mi>?</mi>
    <annotation encoding="StarMath 5.0">?</annotation>
  </semantics>
</math>
</file>

<file path=Object 2/content.xml><?xml version="1.0" encoding="utf-8"?>
<math xmlns="http://www.w3.org/1998/Math/MathML" display="block">
  <semantics>
    <mrow>
      <msub>
        <mi>I</mi>
        <mn>2</mn>
      </msub>
      <mo stretchy="false">=</mo>
      <mfrac>
        <msub>
          <mi>V</mi>
          <mi mathvariant="italic">output</mi>
        </msub>
        <msub>
          <mi>R</mi>
          <mn>2</mn>
        </msub>
      </mfrac>
    </mrow>
    <annotation encoding="StarMath 5.0">I_2 =  {V_ output } over {R_2} </annotation>
  </semantics>
</math>
</file>

<file path=Object 3/content.xml><?xml version="1.0" encoding="utf-8"?>
<math xmlns="http://www.w3.org/1998/Math/MathML" display="block">
  <semantics>
    <mrow>
      <mfrac>
        <msub>
          <mi>V</mi>
          <mi mathvariant="italic">output</mi>
        </msub>
        <msub>
          <mi>V</mi>
          <mi mathvariant="italic">input</mi>
        </msub>
      </mfrac>
      <mo stretchy="false">=</mo>
      <mrow>
        <mn>1</mn>
        <mo stretchy="false">+</mo>
        <mfrac>
          <msub>
            <mi>R</mi>
            <mn>2</mn>
          </msub>
          <msub>
            <mi>R</mi>
            <mn>1</mn>
          </msub>
        </mfrac>
      </mrow>
    </mrow>
    <annotation encoding="StarMath 5.0">{V_output} over {V_input} = 1 + {R_2} over {R_1} </annotation>
  </semantics>
</math>
</file>

<file path=Object 4/content.xml><?xml version="1.0" encoding="utf-8"?>
<math xmlns="http://www.w3.org/1998/Math/MathML" display="block">
  <semantics>
    <mrow>
      <msub>
        <mi>V</mi>
        <mi mathvariant="italic">input</mi>
      </msub>
      <mo stretchy="false">=</mo>
      <msub>
        <mi>V</mi>
        <mi mathvariant="italic">output</mi>
      </msub>
    </mrow>
    <annotation encoding="StarMath 5.0">V_input = V_output</annotation>
  </semantics>
</math>
</file>

<file path=Object 5/content.xml><?xml version="1.0" encoding="utf-8"?>
<math xmlns="http://www.w3.org/1998/Math/MathML" display="block">
  <semantics>
    <mrow>
      <mrow>
        <msub>
          <mi>V</mi>
          <mi mathvariant="italic">output</mi>
        </msub>
        <mo stretchy="false">=</mo>
        <msub>
          <mi>A</mi>
          <mn>0</mn>
        </msub>
      </mrow>
      <mrow>
        <mrow>
          <mo fence="true" stretchy="false">(</mo>
          <mrow>
            <mrow>
              <msub>
                <mi>V</mi>
                <mi mathvariant="italic">plus</mi>
              </msub>
              <mo stretchy="false">−</mo>
              <msub>
                <mi>V</mi>
                <mi mathvariant="italic">minus</mi>
              </msub>
            </mrow>
          </mrow>
          <mo fence="true" stretchy="false">)</mo>
        </mrow>
        <mo stretchy="false">=</mo>
        <msub>
          <mi>A</mi>
          <mn>0</mn>
        </msub>
      </mrow>
      <mrow>
        <mrow>
          <mo fence="true" stretchy="false">(</mo>
          <mrow>
            <mrow>
              <mn>0</mn>
              <mrow>
                <mi>V</mi>
                <mo stretchy="false">−</mo>
                <msub>
                  <mi>V</mi>
                  <mi mathvariant="italic">input</mi>
                </msub>
              </mrow>
            </mrow>
          </mrow>
          <mo fence="true" stretchy="false">)</mo>
        </mrow>
        <mo stretchy="false">=</mo>
        <mrow>
          <mo stretchy="false">−</mo>
          <msub>
            <mi>A</mi>
            <mn>0</mn>
          </msub>
        </mrow>
      </mrow>
      <msub>
        <mi>V</mi>
        <mi mathvariant="italic">input</mi>
      </msub>
    </mrow>
    <annotation encoding="StarMath 5.0">V_output = A_0( V_plus - V_minus) = A_0( 0V-V_input ) = -A_0 V_input </annotation>
  </semantics>
</math>
</file>

<file path=Object 6/content.xml><?xml version="1.0" encoding="utf-8"?>
<math xmlns="http://www.w3.org/1998/Math/MathML" display="block">
  <semantics>
    <mrow>
      <mfrac>
        <msub>
          <mi>V</mi>
          <mi mathvariant="italic">output</mi>
        </msub>
        <msub>
          <mi>V</mi>
          <mi mathvariant="italic">input</mi>
        </msub>
      </mfrac>
      <mo stretchy="false">=</mo>
      <mrow>
        <mo stretchy="false">−</mo>
        <msub>
          <mi>A</mi>
          <mn>0</mn>
        </msub>
      </mrow>
      <mo stretchy="false">=</mo>
      <mi mathvariant="italic">Gain</mi>
    </mrow>
    <annotation encoding="StarMath 5.0">{V_output} over {V_input} = -A_0 = Gain</annotation>
  </semantics>
</math>
</file>

<file path=Object 7/content.xml><?xml version="1.0" encoding="utf-8"?>
<math xmlns="http://www.w3.org/1998/Math/MathML" display="block">
  <semantics>
    <mrow>
      <mrow>
        <msub>
          <mi>V</mi>
          <mi mathvariant="italic">output</mi>
        </msub>
        <mo stretchy="false">=</mo>
        <mfrac>
          <mrow>
            <mo stretchy="false">−</mo>
            <msub>
              <mi>V</mi>
              <mi mathvariant="italic">input</mi>
            </msub>
          </mrow>
          <mi mathvariant="italic">RC</mi>
        </mfrac>
      </mrow>
      <mi mathvariant="italic">dt</mi>
    </mrow>
    <annotation encoding="StarMath 5.0">V_output = - {V_input} over {RC}dt </annotation>
  </semantics>
</math>
</file>

<file path=Object 8/content.xml><?xml version="1.0" encoding="utf-8"?>
<math xmlns="http://www.w3.org/1998/Math/MathML" display="block">
  <semantics>
    <mrow>
      <msub>
        <mi>I</mi>
        <mi>R</mi>
      </msub>
      <mo stretchy="false">=</mo>
      <mfrac>
        <msub>
          <mi>V</mi>
          <mi mathvariant="italic">output</mi>
        </msub>
        <mi>R</mi>
      </mfrac>
    </mrow>
    <annotation encoding="StarMath 5.0">I_R =  {V_output} over {R} </annotation>
  </semantics>
</math>
</file>

<file path=Object 9/content.xml><?xml version="1.0" encoding="utf-8"?>
<math xmlns="http://www.w3.org/1998/Math/MathML" display="block">
  <semantics>
    <mrow>
      <mrow>
        <msub>
          <mi>I</mi>
          <mi>C</mi>
        </msub>
        <mo stretchy="false">=</mo>
        <mi>C</mi>
      </mrow>
      <mfrac>
        <msub>
          <mi mathvariant="italic">dV</mi>
          <mi mathvariant="italic">input</mi>
        </msub>
        <mi mathvariant="italic">dt</mi>
      </mfrac>
    </mrow>
    <annotation encoding="StarMath 5.0">I_C =  C{dV_input} over {dt} </annotation>
  </semantics>
</math>
</file>